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0f7" officeooo:paragraph-rsid="000d00f7"/>
    </style:style>
    <style:style style:name="P2" style:family="paragraph" style:parent-style-name="Standard">
      <style:text-properties officeooo:rsid="000d00f7" officeooo:paragraph-rsid="000e24b3"/>
    </style:style>
    <style:style style:name="P3" style:family="paragraph" style:parent-style-name="Standard">
      <style:text-properties officeooo:rsid="000d00f7" officeooo:paragraph-rsid="0010744d"/>
    </style:style>
    <style:style style:name="P4" style:family="paragraph" style:parent-style-name="Standard">
      <style:text-properties officeooo:rsid="000e24b3" officeooo:paragraph-rsid="000e24b3"/>
    </style:style>
    <style:style style:name="P5" style:family="paragraph" style:parent-style-name="Standard">
      <style:text-properties fo:font-weight="bold" officeooo:rsid="000d00f7" officeooo:paragraph-rsid="000d00f7" style:font-weight-asian="bold" style:font-weight-complex="bold"/>
    </style:style>
    <style:style style:name="P6" style:family="paragraph" style:parent-style-name="Standard">
      <style:text-properties officeooo:rsid="000fe92b" officeooo:paragraph-rsid="000fe92b"/>
    </style:style>
    <style:style style:name="P7" style:family="paragraph" style:parent-style-name="Standard">
      <style:text-properties officeooo:rsid="0010744d" officeooo:paragraph-rsid="0010744d"/>
    </style:style>
    <style:style style:name="P8" style:family="paragraph" style:parent-style-name="Standard">
      <style:text-properties fo:font-weight="normal" officeooo:rsid="0010744d" officeooo:paragraph-rsid="0010744d" style:font-weight-asian="normal" style:font-weight-complex="normal"/>
    </style:style>
    <style:style style:name="P9" style:family="paragraph" style:parent-style-name="Standard">
      <style:text-properties officeooo:rsid="000fe92b" officeooo:paragraph-rsid="000fe92b"/>
    </style:style>
    <style:style style:name="P10" style:family="paragraph" style:parent-style-name="Standard">
      <style:text-properties officeooo:rsid="000d00f7" officeooo:paragraph-rsid="000d00f7"/>
    </style:style>
    <style:style style:name="P11" style:family="paragraph" style:parent-style-name="Standard">
      <style:text-properties officeooo:rsid="0012567c" officeooo:paragraph-rsid="0012567c"/>
    </style:style>
    <style:style style:name="T1" style:family="text">
      <style:text-properties officeooo:rsid="000e24b3"/>
    </style:style>
    <style:style style:name="T2" style:family="text">
      <style:text-properties officeooo:rsid="000fe92b"/>
    </style:style>
    <style:style style:name="T3" style:family="text">
      <style:text-properties officeooo:rsid="0010744d"/>
    </style:style>
    <style:style style:name="T4" style:family="text">
      <style:text-properties officeooo:rsid="0012567c"/>
    </style:style>
    <style:style style:name="T5" style:family="text">
      <style:text-properties officeooo:rsid="00145341"/>
    </style:style>
    <style:style style:name="T6" style:family="text">
      <style:text-properties officeooo:rsid="001802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e to an industry, real estate activity is outlined as any economic dealings associated with the acquisition, sale, owner-operation or lease of property. This in addition includes income-generating residential properties, like flat, buildings and single-room rentals.</text:p>
      <text:p text:style-name="P1"/>
      <text:p text:style-name="P1">Real estate services are not enclosed within the sector. Also, samples of real estate services embrace brokerages, property management, appraisers, investment property analysts and different consultants.</text:p>
      <text:p text:style-name="P1"/>
      <text:p text:style-name="P1">All analysts, working with Big Data are using Hive or some other tool to query dataset and get results with ease. Although other querying languages exists, Hive gives us a variety of new features when compared to traditional approaches.</text:p>
      <text:p text:style-name="P1"/>
      <text:p text:style-name="P1">So,On demand of accelerating consumers in real estate field, filtered series of information was collected and handed over to data analyst team.</text:p>
      <text:p text:style-name="P1"/>
      <text:p text:style-name="P1">Given a dataset to perform analysis, answer the following Top Rated questions from buyers.</text:p>
      <text:p text:style-name="P1"/>
      <text:p text:style-name="P4">Data fields</text:p>
      <text:p text:style-name="P4"/>
      <text:p text:style-name="P4">1.street</text:p>
      <text:p text:style-name="P4">2.city</text:p>
      <text:p text:style-name="P4">3.zip</text:p>
      <text:p text:style-name="P4">4.state</text:p>
      <text:p text:style-name="P4">5.beds</text:p>
      <text:p text:style-name="P4">6.baths</text:p>
      <text:p text:style-name="P4">7.sq_f<text:span text:style-name="T4">ee</text:span>t</text:p>
      <text:p text:style-name="P4">8.flat_type</text:p>
      <text:p text:style-name="P4">9.sale_date</text:p>
      <text:p text:style-name="P4">10.price</text:p>
      <text:p text:style-name="P4">11.latitude</text:p>
      <text:p text:style-name="P4">12.longitude</text:p>
      <text:p text:style-name="P1"/>
      <text:p text:style-name="P11">hive&gt; create database RealEstate</text:p>
      <text:p text:style-name="P11"/>
      <text:p text:style-name="P11">hive&gt; use RealEstate;</text:p>
      <text:p text:style-name="P11"/>
      <text:p text:style-name="P4">hive&gt; <text:s/>CREATE TABLE <text:s/>real_estate ( street <text:s/>string, city string, zip int, state string, beds int, baths int, sq_feet int, flat_type string, sale_date date, price int, <text:s/>latitude <text:s/>float, <text:s/>longitude float) row format delimited FIELDS terminated by ',' stored as textfile; </text:p>
      <text:p text:style-name="P1"/>
      <text:p text:style-name="P1"/>
      <text:p text:style-name="P2">Load data into Hive.</text:p>
      <text:p text:style-name="P2"/>
      <text:p text:style-name="P2">Command:</text:p>
      <text:p text:style-name="P2"/>
      <text:p text:style-name="P2"><text:span text:style-name="T1">hive&gt; </text:span>load data local inpath <text:s text:c="2"/><text:span text:style-name="T1">'/home/cdh/Desktop/Hadoop_Training/Hive_Projects/Hive_Real_Estate/real state.csv' </text:span><text:s/>into table real_<text:span text:style-name="T1">e</text:span>state;</text:p>
      <text:p text:style-name="P1"/>
      <text:p text:style-name="P5">Problem Statement:</text:p>
      <text:p text:style-name="P1"/>
      <text:p text:style-name="P2">City wise list <text:span text:style-name="T2">( count ) </text:span><text:s/>all the <text:s/>“<text:span text:style-name="T1">Residential” <text:s/></text:span><text:s/>which is not less than <text:span text:style-name="T5">five</text:span> thousand.</text:p>
      <text:p text:style-name="P1"><text:soft-page-break/></text:p>
      <text:p text:style-name="P2">Hence query formed:</text:p>
      <text:p text:style-name="P6">hive&gt; select city, <text:s/>count(*) as count from real_estate where ((price&gt;5000) AND (flat_type=='Residential'))group by city;</text:p>
      <text:p text:style-name="P1"/>
      <text:p text:style-name="P5">Problem Statement:</text:p>
      <text:p text:style-name="P1"/>
      <text:p text:style-name="P1">In GALT city which residential type has more than 800sq__ft. Display their respective details street, sq__ft, sale_date, city.</text:p>
      <text:p text:style-name="P1"/>
      <text:p text:style-name="P1">Hence query formed:</text:p>
      <text:p text:style-name="P1"/>
      <text:p text:style-name="P6">hive&gt;select street, sq_feet, sale_date, city from <text:s/>real_estate where ((city=='GALT' ) AND (sq_feet&gt;800));</text:p>
      <text:p text:style-name="P1"/>
      <text:p text:style-name="P5">Problem Statement:</text:p>
      <text:p text:style-name="P1"/>
      <text:p text:style-name="P1">Which is the cheapest Condo in CA. name the city, street and price for the Condo.</text:p>
      <text:p text:style-name="P1"/>
      <text:p text:style-name="P1">Hence query formed:</text:p>
      <text:p text:style-name="P1"/>
      <text:p text:style-name="P3"><text:span text:style-name="T3">hive&gt;select street,city,price from real_estate where flat_type=='Condo' order by price limit 1;</text:span><text:tab/></text:p>
      <text:p text:style-name="P1"/>
      <text:p text:style-name="P5">Problem Statement:</text:p>
      <text:p text:style-name="P5"/>
      <text:p text:style-name="P1">List top 5 residency details which lie in the budget of 60000-120000, an area more than 1450, sold after 17th may, min bedroom 3 and, min bathroom 2.</text:p>
      <text:p text:style-name="P1"/>
      <text:p text:style-name="P1">Hence query formed:</text:p>
      <text:p text:style-name="P1"/>
      <text:p text:style-name="P7"><text:span text:style-name="T5">hive&gt; </text:span>select street,city,zip,state,beds,baths,sq_feet,flat_type,sale_date,price from real_estate where((price&gt;=60000 and price&lt;=120000) AND (sq_feet&gt;1150) AND (beds&gt;2) AND (baths&gt;1)) order by price limit 5;</text:p>
      <text:p text:style-name="P1"/>
      <text:p text:style-name="P1"/>
      <text:p text:style-name="P1">Also Now design a query using the partition to help data analyst find the solution faster, as dividing dataset according to property types and bedrooms.</text:p>
      <text:p text:style-name="P1"/>
      <text:p text:style-name="P5">Problem Statement:</text:p>
      <text:p text:style-name="P5"/>
      <text:p text:style-name="P1">separate list of residential apartments with more than 2 beds. Also include columns in following order <text:s/>City, Baths, Sq_feet, Price, flat_type, Beds respectively.</text:p>
      <text:p text:style-name="P1"/>
      <text:p text:style-name="P1">Hence Creating table to do partitioning.</text:p>
      <text:p text:style-name="P1"/>
      <text:p text:style-name="P1"><text:span text:style-name="T3">hive&gt;</text:span>CREATE <text:s/>TABLE <text:s/>interestedBHK( <text:span text:style-name="T3">c</text:span>ity string, <text:span text:style-name="T3">b</text:span>aths int, <text:span text:style-name="T3">s</text:span>q_feet int, <text:span text:style-name="T3">p</text:span>rice int) partitioned BY (flat_type string, <text:s/><text:span text:style-name="T3">b</text:span>eds int)row format delimited FIELDS terminated BY <text:span text:style-name="T3">'</text:span>,<text:span text:style-name="T3">'</text:span> <text:s/>stored AS textfile;</text:p>
      <text:p text:style-name="P1"/>
      <text:p text:style-name="P5">Also load data and <text:s/>Hence query formed:</text:p>
      <text:p text:style-name="P5"/>
      <text:p text:style-name="P8">hive&gt; set hive.exec.dynamic.partition.mode=<text:span text:style-name="T6">non</text:span>strict</text:p>
      <text:p text:style-name="P1"/>
      <text:p text:style-name="P3"><text:soft-page-break/><text:span text:style-name="T3">hive&gt;</text:span>insert into table interestedBHK partition(flat_type, Beds) select <text:span text:style-name="T3">c</text:span>ity, <text:span text:style-name="T3">b</text:span>aths, <text:span text:style-name="T3">s</text:span>q_feet, <text:span text:style-name="T3">p</text:span>rice, flat_type, <text:span text:style-name="T3">b</text:span>eds from <text:span text:style-name="T3">real_estate</text:span> where (<text:span text:style-name="T3">b</text:span>eds&gt;2 and flat_type=<text:span text:style-name="T3">'</text:span>Residential<text:span text:style-name="T3">'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1:18:16.378756898</meta:creation-date>
    <dc:date>2018-01-04T21:12:46.214711827</dc:date>
    <meta:editing-duration>PT12M51S</meta:editing-duration>
    <meta:editing-cycles>7</meta:editing-cycles>
    <meta:generator>LibreOffice/4.2.3.3$Linux_x86 LibreOffice_project/420m0$Build-3</meta:generator>
    <meta:document-statistic meta:table-count="0" meta:image-count="0" meta:object-count="0" meta:page-count="3" meta:paragraph-count="48" meta:word-count="477" meta:character-count="3489" meta:non-whitespace-character-count="3037"/>
  </office:meta>
</office:document-meta>
</file>